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79246" officeooo:paragraph-rsid="00079246"/>
    </style:style>
    <style:style style:name="P2" style:family="paragraph" style:parent-style-name="Standard" style:list-style-name="L2">
      <style:text-properties officeooo:rsid="00079246" officeooo:paragraph-rsid="0007924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9246" officeooo:paragraph-rsid="00079246" style:font-weight-asian="bold" style:font-weight-complex="bold"/>
    </style:style>
    <style:style style:name="P4" style:family="paragraph" style:parent-style-name="Standard" style:list-style-name="L2">
      <style:text-properties officeooo:paragraph-rsid="00065134"/>
    </style:style>
    <style:style style:name="P5" style:family="paragraph" style:parent-style-name="Standard" style:list-style-name="L2">
      <style:text-properties officeooo:rsid="000851cb" officeooo:paragraph-rsid="000851cb"/>
    </style:style>
    <style:style style:name="P6" style:family="paragraph" style:parent-style-name="Standard" style:list-style-name="L2">
      <style:text-properties officeooo:rsid="0008d0b1" officeooo:paragraph-rsid="0008d0b1"/>
    </style:style>
    <style:style style:name="P7" style:family="paragraph" style:parent-style-name="Standard" style:list-style-name="L2">
      <style:text-properties officeooo:rsid="000a2b8e" officeooo:paragraph-rsid="000a2b8e"/>
    </style:style>
    <style:style style:name="P8" style:family="paragraph" style:parent-style-name="Standard" style:list-style-name="L2">
      <style:text-properties officeooo:rsid="000aabf9" officeooo:paragraph-rsid="000aabf9"/>
    </style:style>
    <style:style style:name="T1" style:family="text">
      <style:text-properties officeooo:rsid="000651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елоусов Евгений</text:p>
      <text:p text:style-name="P1">ИУ5-31</text:p>
      <text:p text:style-name="P3">Ограничения предметной области АИС-ВУЗ</text:p>
      <text:list xml:id="list2453621267074492377" text:style-name="L2">
        <text:list-item>
          <text:p text:style-name="P4"><text:span text:style-name="T1">Сотрудники кафедры — это завкафедрой, преподаватели кафедры и сотрудники лабораторий кафедры.</text:span></text:p>
        </text:list-item>
        <text:list-item>
          <text:p text:style-name="P2">В одном ВУЗе может быть много факультетов.</text:p>
        </text:list-item>
        <text:list-item>
          <text:p text:style-name="P2">Один факультет находится в одном ВУЗе.</text:p>
        </text:list-item>
        <text:list-item>
          <text:p text:style-name="P2">Одна кафедра принадлежит одному факультету.</text:p>
        </text:list-item>
        <text:list-item>
          <text:p text:style-name="P2">Факультету может принадлежать много кафедр.</text:p>
        </text:list-item>
        <text:list-item>
          <text:p text:style-name="P2">Одна лаборатория принадлежит одной кафедре.</text:p>
        </text:list-item>
        <text:list-item>
          <text:p text:style-name="P2">Одной кафедре может принадлежать много лабораторий.</text:p>
        </text:list-item>
        <text:list-item>
          <text:p text:style-name="P2">Один сотрудник лаборатории может работать во многих лабораториях.</text:p>
        </text:list-item>
        <text:list-item>
          <text:p text:style-name="P2">В одной лаборатории могут работать много сотрудников лабораторий.</text:p>
        </text:list-item>
        <text:list-item>
          <text:p text:style-name="P2">Один преподаватель может преподавать только на одной кафедре.</text:p>
        </text:list-item>
        <text:list-item>
          <text:p text:style-name="P2">На одной кафедре может быть много преподавателей.</text:p>
        </text:list-item>
        <text:list-item>
          <text:p text:style-name="P2">Один преподаватель может читать много дисциплин.</text:p>
        </text:list-item>
        <text:list-item>
          <text:p text:style-name="P2">Одну дисциплину могут читать много преподавателей.</text:p>
        </text:list-item>
        <text:list-item>
          <text:p text:style-name="P5">По одной дисциплине может быть много экзаменов.</text:p>
        </text:list-item>
        <text:list-item>
          <text:p text:style-name="P5">Один экзамен бывает только по одному предмету.</text:p>
        </text:list-item>
        <text:list-item>
          <text:p text:style-name="P5">Экзамен проводит один преподаватель.</text:p>
        </text:list-item>
        <text:list-item>
          <text:p text:style-name="P5">Один преподаватель может проводить несколько экзаменов.</text:p>
        </text:list-item>
        <text:list-item>
          <text:p text:style-name="P5">Один экзамен проводится в одной аудитории.</text:p>
        </text:list-item>
        <text:list-item>
          <text:p text:style-name="P5">В одной аудитории может проводиться несколько экзаменов.</text:p>
        </text:list-item>
        <text:list-item>
          <text:p text:style-name="P5">Одна группа может писать много экзаменов.</text:p>
        </text:list-item>
        <text:list-item>
          <text:p text:style-name="P5">Один экзамен может проводиться только у одной группы.</text:p>
        </text:list-item>
        <text:list-item>
          <text:p text:style-name="P5">Один студент сдает много экзаменов.</text:p>
        </text:list-item>
        <text:list-item>
          <text:p text:style-name="P5">Один экзамен сдуют много студентов.</text:p>
        </text:list-item>
        <text:list-item>
          <text:p text:style-name="P5">Один студент принадлежит только к одной учебной группе.</text:p>
        </text:list-item>
        <text:list-item>
          <text:p text:style-name="P5">В одной группе может быть много студентов.</text:p>
        </text:list-item>
        <text:list-item>
          <text:p text:style-name="P5">В одном ВУЗе присутствует много аудиторий.</text:p>
        </text:list-item>
        <text:list-item>
          <text:p text:style-name="P5">Одна аудитория находится в одном ВУЗе.</text:p>
        </text:list-item>
        <text:list-item>
          <text:p text:style-name="P5">Одна группа принадлежит к одной кафедре.</text:p>
        </text:list-item>
        <text:list-item>
          <text:p text:style-name="P5">К одной кафедре принадлежит много групп.</text:p>
        </text:list-item>
        <text:list-item>
          <text:p text:style-name="P6">Один гражданин может быть ректором в нескольких ВУЗах.</text:p>
        </text:list-item>
        <text:list-item>
          <text:p text:style-name="P6">В одном ВУЗе может быть только один ректор.</text:p>
        </text:list-item>
        <text:list-item>
          <text:p text:style-name="P6">Один гражданин может быть деканом нескольких факультетов.</text:p>
        </text:list-item>
        <text:list-item>
          <text:p text:style-name="P6">На одном факультете деканом может быть только один человек.</text:p>
        </text:list-item>
        <text:list-item>
          <text:p text:style-name="P6">Один гражданин может быть заведующим несколькими кафедрами.</text:p>
        </text:list-item>
        <text:list-item>
          <text:p text:style-name="P6">На одной кафедре завкафедрой может быть только один гражданин.</text:p>
        </text:list-item>
        <text:list-item>
          <text:p text:style-name="P6">Один гражданин может быть несколькими преподавателями (например в разных ВУЗах)</text:p>
        </text:list-item>
        <text:list-item>
          <text:p text:style-name="P6">Один преподаватель может быть только одним гражданином.</text:p>
        </text:list-item>
        <text:list-item>
          <text:p text:style-name="P6">Один гражданин может быть несколькими сотрудниками лабораторий.</text:p>
        </text:list-item>
        <text:list-item>
          <text:p text:style-name="P6">Один сотрудник лабораторий может быть только одним гражданином.</text:p>
        </text:list-item>
        <text:list-item>
          <text:p text:style-name="P6">Один гражданин может быть несколькими студентами (например, в разных ВУЗах).</text:p>
        </text:list-item>
        <text:list-item>
          <text:p text:style-name="P6">Один студент является одним гражданином.</text:p>
        </text:list-item>
        <text:list-item>
          <text:p text:style-name="P7">В одной группе старостой может быть только один студент.</text:p>
        </text:list-item>
        <text:list-item>
          <text:p text:style-name="P8">Один студент может быть старостой только в одной групп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22:35:13.402939596</meta:creation-date>
    <dc:date>2018-10-29T21:36:28.328811151</dc:date>
    <meta:editing-duration>PT1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6" meta:word-count="350" meta:character-count="2396" meta:non-whitespace-character-count="2134"/>
  </office:meta>
</office:document-meta>
</file>